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svg:stroke-color="#808080"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dash" draw:stroke-dash="Fine_20_Dashed_20__28_var_29_" svg:stroke-color="#000000" draw:fill="solid" draw:fill-color="#e6e6e6" draw:textarea-horizontal-align="left" draw:textarea-vertical-align="top" draw:auto-grow-height="false"/>
    </style:style>
    <style:style style:name="gr4" style:family="graphic" style:parent-style-name="objectwithoutfill">
      <style:graphic-properties draw:stroke="solid" draw:stroke-dash="Fine_20_Dashed_20__28_var_29_" svg:stroke-color="#ff6633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6633" draw:marker-end="Arrow" draw:marker-end-width="0.3cm" draw:fill="none" draw:fill-color="#fffff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168cm"/>
    </style:style>
    <style:style style:name="gr14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635cm"/>
    </style:style>
    <style:style style:name="gr1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0.027cm"/>
    </style:style>
    <style:style style:name="gr18" style:family="graphic" style:parent-style-name="standard">
      <style:graphic-properties draw:stroke="solid" svg:stroke-color="#808000" draw:fill="solid" draw:fill-color="#e6e6e6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008000" fo:font-size="10pt" style:font-size-asian="10pt" style:font-size-complex="10pt"/>
    </style:style>
    <style:style style:name="P7" style:family="paragraph">
      <style:text-properties fo:color="#808000" fo:font-size="9pt" style:font-size-asian="9pt" style:font-size-complex="9pt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8000" fo:font-size="10pt" style:font-size-asian="10pt" style:font-size-complex="10pt"/>
    </style:style>
    <style:style style:name="T5" style:family="text">
      <style:text-properties fo:color="#808000" fo:font-size="9pt" style:font-size-asian="9pt" style:font-size-complex="9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8080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3.277cm 1.23cm" svg:x1="8.28cm" svg:y1="6.044cm" svg:x2="8.654cm" svg:y2="10.504cm" draw:start-shape="id1" draw:start-glue-point="5" draw:end-shape="id2" draw:end-glue-point="0" svg:d="m8280 6044h-3778v3746h4152v714" svg:viewBox="0 0 4153 4461">
          <text:p/>
        </draw:connector>
        <draw:custom-shape draw:style-name="gr3" draw:text-style-name="P3" draw:layer="layout" svg:width="3.683cm" svg:height="2.699cm" svg:x="1.816cm" svg:y="1.835cm">
          <text:p text:style-name="P2"><text:span text:style-name="T1">Legend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-0.261cm -0.261cm" svg:x1="7.169cm" svg:y1="25.541cm" svg:x2="7.55cm" svg:y2="20.585cm" draw:start-shape="id3" draw:start-glue-point="5" draw:end-shape="id4" draw:end-glue-point="0" svg:d="m7169 25541h-2159v-5718h2540v762" svg:viewBox="0 0 2541 5719">
          <text:p/>
        </draw:connector>
        <draw:custom-shape draw:style-name="gr5" draw:text-style-name="P1" xml:id="id5" draw:id="id5" draw:layer="layout" svg:width="0.635cm" svg:height="0.635cm" svg:x="8.33cm" svg:y="1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6" draw:id="id6" draw:layer="layout" svg:width="3.556cm" svg:height="1.27cm" svg:x="6.876cm" svg:y="2.932cm">
          <svg:title>Form</svg:title>
          <text:p text:style-name="P1"><text:span text:style-name="T2">Register Form</text:span><text:span text:style-name="T2"><text:line-break/></text:span><text:span text:style-name="T2">Click Register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778cm" svg:height="1.012cm" svg:x="8.935cm" svg:y="1.281cm">
          <draw:text-box>
            <text:p text:style-name="P5"><text:span text:style-name="T3">Start</text:span></text:p>
          </draw:text-box>
        </draw:frame>
        <draw:connector draw:style-name="gr8" draw:text-style-name="P1" draw:layer="layout" svg:x1="8.648cm" svg:y1="1.916cm" svg:x2="8.654cm" svg:y2="2.932cm" draw:start-shape="id5" draw:start-glue-point="8" draw:end-shape="id6" draw:end-glue-point="0" svg:d="m8648 1916v508h6v508" svg:viewBox="0 0 7 1017">
          <text:p/>
        </draw:connector>
        <draw:custom-shape draw:style-name="gr6" draw:text-style-name="P4" xml:id="id2" draw:id="id2" draw:layer="layout" svg:width="3.556cm" svg:height="1.27cm" svg:x="6.876cm" svg:y="10.504cm">
          <text:p text:style-name="P1"><text:span text:style-name="T2">Enter Verification</text:span><text:span text:style-name="T2"><text:line-break/></text:span><text:span text:style-name="T2">Code Form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7" draw:id="id7" draw:layer="layout" svg:width="3.556cm" svg:height="1.27cm" svg:x="6.876cm" svg:y="8.018cm">
          <text:p text:style-name="P1"><text:span text:style-name="T2">Send Verification</text:span><text:span text:style-name="T2"><text:line-break/></text:span><text:span text:style-name="T2">Code Email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8.654cm" svg:y1="4.202cm" svg:x2="8.661cm" svg:y2="5.472cm" draw:start-shape="id6" draw:start-glue-point="2" draw:end-shape="id1" draw:end-glue-point="4" svg:d="m8654 4202v635h7v635" svg:viewBox="0 0 8 1271">
          <text:p/>
        </draw:connector>
        <draw:connector draw:style-name="gr8" draw:text-style-name="P1" draw:layer="layout" svg:x1="8.654cm" svg:y1="9.288cm" svg:x2="8.654cm" svg:y2="10.504cm" draw:start-shape="id7" draw:start-glue-point="2" draw:end-shape="id2" draw:end-glue-point="0" svg:d="m8654 9288v1216" svg:viewBox="0 0 1 1217">
          <text:p/>
        </draw:connector>
        <draw:connector draw:style-name="gr8" draw:text-style-name="P1" draw:layer="layout" svg:x1="8.654cm" svg:y1="11.774cm" svg:x2="8.654cm" svg:y2="12.849cm" draw:start-shape="id2" draw:start-glue-point="2" draw:end-shape="id8" draw:end-glue-point="4" svg:d="m8654 11774v1075" svg:viewBox="0 0 1 1076">
          <text:p/>
        </draw:connector>
        <draw:custom-shape draw:style-name="gr9" draw:text-style-name="P4" xml:id="id11" draw:id="id11" draw:layer="layout" svg:width="3.556cm" svg:height="1.27cm" svg:x="11.741cm" svg:y="8.018cm">
          <text:p text:style-name="P1"><text:span text:style-name="T2">User Receives</text:span><text:span text:style-name="T2"><text:line-break/></text:span><text:span text:style-name="T2">Emai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4" draw:id="id24" draw:layer="layout" svg:width="0.635cm" svg:height="0.635cm" svg:x="17.11cm" svg:y="25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.778cm" svg:height="1.012cm" svg:x="17.818cm" svg:y="25.642cm">
          <draw:text-box>
            <text:p text:style-name="P5"><text:span text:style-name="T3">End</text:span></text:p>
          </draw:text-box>
        </draw:frame>
        <draw:custom-shape draw:style-name="gr10" draw:text-style-name="P4" xml:id="id9" draw:id="id9" draw:layer="layout" svg:width="3.556cm" svg:height="1.27cm" svg:x="11.741cm" svg:y="12.409cm">
          <text:p text:style-name="P1"><text:span text:style-name="T2">User Clicks Link</text:span><text:span text:style-name="T2"><text:line-break/></text:span><text:span text:style-name="T2">In Email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8" draw:id="id8" draw:layer="layout" svg:width="0.762cm" svg:height="1.143cm" svg:x="8.273cm" svg:y="12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6" draw:layer="layout" svg:width="1.778cm" svg:height="1.039cm" svg:x="13.773cm" svg:y="11.266cm">
          <draw:text-box>
            <text:p text:style-name="P6"><text:span text:style-name="T4">Follow Link</text:span></text:p>
          </draw:text-box>
        </draw:frame>
        <draw:custom-shape draw:style-name="gr11" draw:text-style-name="P1" xml:id="id10" draw:id="id10" draw:layer="layout" svg:width="0.762cm" svg:height="1.143cm" svg:x="13.15cm" svg:y="16.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draw:line-skew="-0.479cm" svg:x1="13.519cm" svg:y1="13.679cm" svg:x2="13.531cm" svg:y2="16.12cm" draw:start-shape="id9" draw:start-glue-point="2" draw:end-shape="id10" draw:end-glue-point="4" svg:d="m13519 13679v741h12v1700" svg:viewBox="0 0 13 2442">
          <text:p/>
        </draw:connector>
        <draw:frame draw:style-name="gr7" draw:text-style-name="P6" draw:layer="layout" svg:width="1.778cm" svg:height="1.039cm" svg:x="8.693cm" svg:y="13.933cm">
          <draw:text-box>
            <text:p text:style-name="P6"><text:span text:style-name="T4">Enter Code</text:span></text:p>
          </draw:text-box>
        </draw:frame>
        <draw:connector draw:style-name="gr8" draw:text-style-name="P1" draw:layer="layout" draw:line-skew="-0.345cm" svg:x1="13.15cm" svg:y1="16.692cm" svg:x2="6.876cm" svg:y2="11.139cm" draw:start-shape="id10" draw:start-glue-point="5" draw:end-shape="id2" draw:end-glue-point="3" svg:d="m13150 16692h-7120v-5553h846" svg:viewBox="0 0 7121 5554">
          <text:p/>
        </draw:connector>
        <draw:connector draw:style-name="gr8" draw:text-style-name="P1" draw:layer="layout" svg:x1="10.432cm" svg:y1="8.653cm" svg:x2="11.741cm" svg:y2="8.653cm" draw:start-shape="id7" draw:start-glue-point="1" draw:end-shape="id11" draw:end-glue-point="3" svg:d="m10432 8653h1309" svg:viewBox="0 0 1310 1">
          <text:p/>
        </draw:connector>
        <draw:connector draw:style-name="gr2" draw:text-style-name="P1" draw:layer="layout" svg:x1="13.519cm" svg:y1="9.288cm" svg:x2="13.519cm" svg:y2="12.409cm" draw:start-shape="id11" draw:start-glue-point="2" draw:end-shape="id9" draw:end-glue-point="0" svg:d="m13519 9288v3121" svg:viewBox="0 0 1 3122">
          <text:p/>
        </draw:connector>
        <draw:custom-shape draw:style-name="gr6" draw:text-style-name="P4" xml:id="id12" draw:id="id12" draw:layer="layout" svg:width="3.556cm" svg:height="1.27cm" svg:x="1.655cm" svg:y="12.79cm">
          <text:p text:style-name="P1"><text:span text:style-name="T2">Enter Email Form</text:span><text:span text:style-name="T2"><text:line-break/></text:span><text:span text:style-name="T2">Click Resend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8.273cm" svg:y1="13.421cm" svg:x2="5.211cm" svg:y2="13.425cm" draw:start-shape="id8" draw:start-glue-point="5" draw:end-shape="id12" draw:end-glue-point="1" svg:d="m8273 13421h-1531v4h-1531" svg:viewBox="0 0 3063 5">
          <text:p/>
        </draw:connector>
        <draw:connector draw:style-name="gr8" draw:text-style-name="P1" draw:layer="layout" svg:x1="3.433cm" svg:y1="14.06cm" svg:x2="3.433cm" svg:y2="15.376cm" draw:start-shape="id12" draw:start-glue-point="2" draw:end-shape="id13" draw:end-glue-point="4" svg:d="m3433 14060v1316" svg:viewBox="0 0 1 1317">
          <text:p/>
        </draw:connector>
        <draw:frame draw:style-name="gr7" draw:text-style-name="P6" draw:layer="layout" svg:width="1.778cm" svg:height="1.039cm" svg:x="6.635cm" svg:y="13.429cm">
          <draw:text-box>
            <text:p text:style-name="P6"><text:span text:style-name="T4">Resend</text:span><text:span text:style-name="T4"><text:line-break/></text:span><text:span text:style-name="T4">Code</text:span></text:p>
          </draw:text-box>
        </draw:frame>
        <draw:frame draw:style-name="gr7" draw:text-style-name="P6" draw:layer="layout" svg:width="1.778cm" svg:height="1.039cm" svg:x="11.687cm" svg:y="15.695cm">
          <draw:text-box>
            <text:p text:style-name="P6"><text:span text:style-name="T4">Invalid</text:span><text:span text:style-name="T4"><text:line-break/></text:span><text:span text:style-name="T4">Code</text:span></text:p>
          </draw:text-box>
        </draw:frame>
        <draw:custom-shape draw:style-name="gr6" draw:text-style-name="P4" xml:id="id14" draw:id="id14" draw:layer="layout" svg:width="3.556cm" svg:height="1.27cm" svg:x="15.659cm" svg:y="16.052cm">
          <text:p text:style-name="P1"><text:span text:style-name="T2">Login For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912cm" svg:y1="16.692cm" svg:x2="15.659cm" svg:y2="16.687cm" draw:start-shape="id10" draw:start-glue-point="7" draw:end-shape="id14" draw:end-glue-point="3" svg:d="m13912 16692h874v-5h873" svg:viewBox="0 0 1748 6">
          <text:p/>
        </draw:connector>
        <draw:frame draw:style-name="gr7" draw:text-style-name="P6" draw:layer="layout" svg:width="1.778cm" svg:height="1.039cm" svg:x="13.974cm" svg:y="15.589cm">
          <draw:text-box>
            <text:p text:style-name="P6"><text:span text:style-name="T4">User Verified</text:span></text:p>
          </draw:text-box>
        </draw:frame>
        <draw:connector draw:style-name="gr2" draw:text-style-name="P1" draw:layer="layout" draw:line-skew="0.788cm -1.189cm" svg:x1="3.814cm" svg:y1="15.948cm" svg:x2="17.437cm" svg:y2="16.052cm" draw:start-shape="id13" draw:start-glue-point="7" draw:end-shape="id14" draw:end-glue-point="0" svg:d="m3814 15948h6711v-1586h6912v1690" svg:viewBox="0 0 13624 1691">
          <text:p/>
        </draw:connector>
        <draw:custom-shape draw:style-name="gr11" draw:text-style-name="P1" xml:id="id13" draw:id="id13" draw:layer="layout" svg:width="0.762cm" svg:height="1.143cm" svg:x="3.052cm" svg:y="15.3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1.778cm" svg:height="1.433cm" svg:x="3.867cm" svg:y="14.559cm">
          <draw:text-box>
            <text:p text:style-name="P6"><text:span text:style-name="T4">User Already Verified</text:span></text:p>
          </draw:text-box>
        </draw:frame>
        <draw:connector draw:style-name="gr14" draw:text-style-name="P1" draw:layer="layout" draw:line-skew="-1.277cm" svg:x1="3.052cm" svg:y1="15.948cm" svg:x2="6.876cm" svg:y2="8.653cm" draw:start-shape="id13" draw:start-glue-point="5" draw:end-shape="id7" draw:end-glue-point="3" svg:d="m3052 15948h-1778v-7295h5602" svg:viewBox="0 0 5603 7296">
          <text:p/>
        </draw:connector>
        <draw:frame draw:style-name="gr7" draw:text-style-name="P6" draw:layer="layout" svg:width="1.778cm" svg:height="1.433cm" svg:x="1.454cm" svg:y="14.441cm">
          <draw:text-box>
            <text:p text:style-name="P6"><text:span text:style-name="T4">User Not Verified</text:span></text:p>
          </draw:text-box>
        </draw:frame>
        <draw:frame draw:style-name="gr7" draw:text-style-name="P6" draw:layer="layout" svg:width="1.778cm" svg:height="1.039cm" svg:x="8.82cm" svg:y="6.579cm">
          <draw:text-box>
            <text:p text:style-name="P6"><text:span text:style-name="T4">New User</text:span></text:p>
          </draw:text-box>
        </draw:frame>
        <draw:connector draw:style-name="gr2" draw:text-style-name="P1" draw:layer="layout" svg:x1="13.519cm" svg:y1="9.288cm" svg:x2="10.432cm" svg:y2="11.139cm" draw:start-shape="id11" draw:start-glue-point="2" draw:end-shape="id2" draw:end-glue-point="1" svg:d="m13519 9288v1851h-3087" svg:viewBox="0 0 3088 1852">
          <text:p/>
        </draw:connector>
        <draw:connector draw:style-name="gr14" draw:text-style-name="P1" draw:layer="layout" svg:x1="8.654cm" svg:y1="13.992cm" svg:x2="13.531cm" svg:y2="16.12cm" draw:start-shape="id8" draw:start-glue-point="6" draw:end-shape="id10" draw:end-glue-point="4" svg:d="m8654 13992v1064h4877v1064" svg:viewBox="0 0 4878 2129">
          <text:p/>
        </draw:connector>
        <draw:connector draw:style-name="gr14" draw:text-style-name="P1" draw:layer="layout" draw:line-skew="-6.687cm" svg:x1="8.648cm" svg:y1="1.916cm" svg:x2="17.437cm" svg:y2="16.052cm" draw:start-shape="id5" draw:start-glue-point="8" draw:end-shape="id14" draw:end-glue-point="0" svg:d="m8648 1916v381h8789v13755" svg:viewBox="0 0 8790 14137">
          <text:p/>
        </draw:connector>
        <draw:custom-shape draw:style-name="gr11" draw:text-style-name="P1" xml:id="id1" draw:id="id1" draw:layer="layout" svg:width="0.762cm" svg:height="1.143cm" svg:x="8.28cm" svg:y="5.4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8.661cm" svg:y1="6.615cm" svg:x2="8.654cm" svg:y2="8.018cm" draw:start-shape="id1" draw:start-glue-point="6" draw:end-shape="id7" draw:end-glue-point="0" svg:d="m8661 6615v702h-7v701" svg:viewBox="0 0 8 1404">
          <text:p/>
        </draw:connector>
        <draw:connector draw:style-name="gr14" draw:text-style-name="P1" draw:layer="layout" svg:x1="9.042cm" svg:y1="6.044cm" svg:x2="17.437cm" svg:y2="16.052cm" draw:start-shape="id1" draw:start-glue-point="7" draw:end-shape="id14" draw:end-glue-point="0" svg:d="m9042 6044h8395v10008" svg:viewBox="0 0 8396 10009">
          <text:p/>
        </draw:connector>
        <draw:frame draw:style-name="gr7" draw:text-style-name="P6" draw:layer="layout" svg:width="1.778cm" svg:height="1.039cm" svg:x="9.101cm" svg:y="4.968cm">
          <draw:text-box>
            <text:p text:style-name="P6"><text:span text:style-name="T4">Existing User</text:span></text:p>
          </draw:text-box>
        </draw:frame>
        <draw:frame draw:style-name="gr15" draw:text-style-name="P6" draw:layer="layout" svg:width="2.286cm" svg:height="1.039cm" svg:x="6.353cm" svg:y="4.964cm">
          <draw:text-box>
            <text:p text:style-name="P6"><text:span text:style-name="T4">Registering User</text:span></text:p>
          </draw:text-box>
        </draw:frame>
        <draw:custom-shape draw:style-name="gr11" draw:text-style-name="P1" xml:id="id15" draw:id="id15" draw:layer="layout" svg:width="0.762cm" svg:height="1.143cm" svg:x="17.056cm" svg:y="18.2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7.437cm" svg:y1="17.322cm" svg:x2="17.437cm" svg:y2="18.229cm" draw:start-shape="id14" draw:start-glue-point="2" draw:end-shape="id15" draw:end-glue-point="4" svg:d="m17437 17322v907" svg:viewBox="0 0 1 908">
          <text:p/>
        </draw:connector>
        <draw:connector draw:style-name="gr2" draw:text-style-name="P1" draw:layer="layout" draw:line-skew="1.53cm" svg:x1="17.818cm" svg:y1="18.801cm" svg:x2="10.432cm" svg:y2="3.567cm" draw:start-shape="id15" draw:start-glue-point="7" draw:end-shape="id6" draw:end-glue-point="1" svg:d="m17818 18801h2032v-15234h-9418" svg:viewBox="0 0 9419 15235">
          <text:p/>
        </draw:connector>
        <draw:frame draw:style-name="gr7" draw:text-style-name="P6" draw:layer="layout" svg:width="2.286cm" svg:height="1.039cm" svg:x="17.818cm" svg:y="17.791cm">
          <draw:text-box>
            <text:p text:style-name="P6"><text:span text:style-name="T4">Register (new user)</text:span></text:p>
          </draw:text-box>
        </draw:frame>
        <draw:custom-shape draw:style-name="gr6" draw:text-style-name="P4" xml:id="id16" draw:id="id16" draw:layer="layout" svg:width="3.556cm" svg:height="1.27cm" svg:x="10.344cm" svg:y="18.172cm">
          <text:p text:style-name="P1"><text:span text:style-name="T2">Forgot Password</text:span><text:span text:style-name="T2"><text:line-break/></text:span><text:span text:style-name="T2">Enter Email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7.056cm" svg:y1="18.801cm" svg:x2="13.9cm" svg:y2="18.807cm" draw:start-shape="id15" draw:start-glue-point="5" draw:end-shape="id16" draw:end-glue-point="1" svg:d="m17056 18801h-1578v6h-1578" svg:viewBox="0 0 3157 7">
          <text:p/>
        </draw:connector>
        <draw:frame draw:style-name="gr7" draw:text-style-name="P6" draw:layer="layout" svg:width="2.286cm" svg:height="1.039cm" svg:x="15.151cm" svg:y="17.791cm">
          <draw:text-box>
            <text:p text:style-name="P6"><text:span text:style-name="T4">Forgot Password</text:span></text:p>
          </draw:text-box>
        </draw:frame>
        <draw:custom-shape draw:style-name="gr11" draw:text-style-name="P1" xml:id="id17" draw:id="id17" draw:layer="layout" svg:width="0.762cm" svg:height="1.143cm" svg:x="17.056cm" svg:y="20.7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7.437cm" svg:y1="19.372cm" svg:x2="17.437cm" svg:y2="20.712cm" draw:start-shape="id15" draw:start-glue-point="6" draw:end-shape="id17" draw:end-glue-point="4" svg:d="m17437 19372v1340" svg:viewBox="0 0 1 1341">
          <text:p/>
        </draw:connector>
        <draw:frame draw:style-name="gr7" draw:text-style-name="P6" draw:layer="layout" svg:width="2.413cm" svg:height="1.039cm" svg:x="17.437cm" svg:y="19.061cm">
          <draw:text-box>
            <text:p text:style-name="P6"><text:span text:style-name="T4">User Trying to Log In</text:span></text:p>
          </draw:text-box>
        </draw:frame>
        <draw:connector draw:style-name="gr14" draw:text-style-name="P1" draw:layer="layout" draw:line-skew="0.515cm" svg:x1="17.818cm" svg:y1="21.284cm" svg:x2="19.215cm" svg:y2="16.687cm" draw:start-shape="id17" draw:start-glue-point="7" draw:end-shape="id14" draw:end-glue-point="1" svg:d="m17818 21284h2413v-4597h-1016" svg:viewBox="0 0 2414 4598">
          <text:p/>
        </draw:connector>
        <draw:frame draw:style-name="gr7" draw:text-style-name="P6" draw:layer="layout" svg:width="2.413cm" svg:height="1.039cm" svg:x="17.945cm" svg:y="20.331cm">
          <draw:text-box>
            <text:p text:style-name="P6"><text:span text:style-name="T4">Bad Credentials</text:span></text:p>
          </draw:text-box>
        </draw:frame>
        <draw:custom-shape draw:style-name="gr9" draw:text-style-name="P4" xml:id="id18" draw:id="id18" draw:layer="layout" svg:width="3.556cm" svg:height="1.27cm" svg:x="5.773cm" svg:y="18.172cm">
          <text:p text:style-name="P1"><text:span text:style-name="T2">Send Verification</text:span><text:span text:style-name="T2"><text:line-break/></text:span><text:span text:style-name="T2">Code Email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344cm" svg:y1="18.807cm" svg:x2="9.329cm" svg:y2="18.807cm" draw:start-shape="id16" draw:start-glue-point="3" draw:end-shape="id18" draw:end-glue-point="1" svg:d="m10344 18807h-1015" svg:viewBox="0 0 1016 1">
          <text:p/>
        </draw:connector>
        <draw:custom-shape draw:style-name="gr9" draw:text-style-name="P4" xml:id="id19" draw:id="id19" draw:layer="layout" svg:width="3.556cm" svg:height="1.27cm" svg:x="1.2cm" svg:y="18.172cm">
          <text:p text:style-name="P1"><text:span text:style-name="T2">User Receives</text:span><text:span text:style-name="T2"><text:line-break/></text:span><text:span text:style-name="T2">Email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773cm" svg:y1="18.807cm" svg:x2="4.756cm" svg:y2="18.807cm" draw:start-shape="id18" draw:start-glue-point="3" draw:end-shape="id19" draw:end-glue-point="1" svg:d="m5773 18807h-1017" svg:viewBox="0 0 1018 1">
          <text:p/>
        </draw:connector>
        <draw:custom-shape draw:style-name="gr6" draw:text-style-name="P4" xml:id="id4" draw:id="id4" draw:layer="layout" svg:width="3.556cm" svg:height="1.27cm" svg:x="5.772cm" svg:y="20.585cm">
          <text:p text:style-name="P1"><text:span text:style-name="T2">Enter Verification</text:span><text:span text:style-name="T2"><text:line-break/></text:span><text:span text:style-name="T2">Code Form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7.551cm" svg:y1="19.442cm" svg:x2="7.55cm" svg:y2="20.585cm" draw:start-shape="id18" draw:start-glue-point="2" draw:end-shape="id4" draw:end-glue-point="0" svg:d="m7551 19442v572h-1v571" svg:viewBox="0 0 2 1144">
          <text:p/>
        </draw:connector>
        <draw:connector draw:style-name="gr2" draw:text-style-name="P1" draw:layer="layout" svg:x1="2.978cm" svg:y1="19.442cm" svg:x2="5.772cm" svg:y2="21.22cm" draw:start-shape="id19" draw:start-glue-point="2" draw:end-shape="id4" draw:end-glue-point="3" svg:d="m2978 19442v1778h2794" svg:viewBox="0 0 2795 1779">
          <text:p/>
        </draw:connector>
        <draw:custom-shape draw:style-name="gr10" draw:text-style-name="P4" xml:id="id20" draw:id="id20" draw:layer="layout" svg:width="3.556cm" svg:height="1.27cm" svg:x="1.2cm" svg:y="22.363cm">
          <text:p text:style-name="P1"><text:span text:style-name="T2">User Clicks Link</text:span><text:span text:style-name="T2"><text:line-break/></text:span><text:span text:style-name="T2">In Emai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978cm" svg:y1="19.442cm" svg:x2="2.978cm" svg:y2="22.363cm" draw:start-shape="id19" draw:start-glue-point="2" draw:end-shape="id20" svg:d="m2978 19442v2921" svg:viewBox="0 0 1 2922">
          <text:p/>
        </draw:connector>
        <draw:custom-shape draw:style-name="gr11" draw:text-style-name="P1" xml:id="id21" draw:id="id21" draw:layer="layout" svg:width="0.762cm" svg:height="1.143cm" svg:x="7.169cm" svg:y="22.7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7.931cm" svg:y1="23.289cm" svg:x2="12.122cm" svg:y2="19.442cm" draw:start-shape="id21" draw:start-glue-point="7" draw:end-shape="id16" draw:end-glue-point="2" svg:d="m7931 23289h4191v-3847" svg:viewBox="0 0 4192 3848">
          <text:p/>
        </draw:connector>
        <draw:frame draw:style-name="gr7" draw:text-style-name="P6" draw:layer="layout" svg:width="1.778cm" svg:height="1.039cm" svg:x="7.931cm" svg:y="22.336cm">
          <draw:text-box>
            <text:p text:style-name="P6"><text:span text:style-name="T4">Resend</text:span><text:span text:style-name="T4"><text:line-break/></text:span><text:span text:style-name="T4">Code</text:span></text:p>
          </draw:text-box>
        </draw:frame>
        <draw:connector draw:style-name="gr14" draw:text-style-name="P1" draw:layer="layout" svg:x1="7.55cm" svg:y1="21.855cm" svg:x2="7.55cm" svg:y2="22.717cm" draw:start-shape="id4" draw:start-glue-point="2" draw:end-shape="id21" draw:end-glue-point="4" svg:d="m7550 21855v862" svg:viewBox="0 0 1 863">
          <text:p/>
        </draw:connector>
        <draw:custom-shape draw:style-name="gr11" draw:text-style-name="P1" xml:id="id3" draw:id="id3" draw:layer="layout" svg:width="0.762cm" svg:height="1.143cm" svg:x="7.169cm" svg:y="24.9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7.55cm" svg:y1="23.86cm" svg:x2="7.55cm" svg:y2="24.969cm" draw:start-shape="id21" draw:start-glue-point="6" draw:end-shape="id3" draw:end-glue-point="4" svg:d="m7550 23860v1109" svg:viewBox="0 0 1 1110">
          <text:p/>
        </draw:connector>
        <draw:frame draw:style-name="gr7" draw:text-style-name="P6" draw:layer="layout" svg:width="1.778cm" svg:height="1.039cm" svg:x="7.677cm" svg:y="23.61cm">
          <draw:text-box>
            <text:p text:style-name="P6"><text:span text:style-name="T4">Enter Code</text:span></text:p>
          </draw:text-box>
        </draw:frame>
        <draw:connector draw:style-name="gr14" draw:text-style-name="P1" draw:layer="layout" draw:line-skew="-0.15cm" svg:x1="2.978cm" svg:y1="23.633cm" svg:x2="7.55cm" svg:y2="24.969cm" draw:start-shape="id20" draw:start-glue-point="2" draw:end-shape="id3" draw:end-glue-point="4" svg:d="m2978 23633v518h4572v818" svg:viewBox="0 0 4573 1337">
          <text:p/>
        </draw:connector>
        <draw:custom-shape draw:style-name="gr6" draw:text-style-name="P4" xml:id="id22" draw:id="id22" draw:layer="layout" svg:width="3.556cm" svg:height="1.27cm" svg:x="10.971cm" svg:y="24.903cm">
          <text:p text:style-name="P1"><text:span text:style-name="T2">Enter New</text:span><text:span text:style-name="T2"><text:line-break/></text:span><text:span text:style-name="T2"> User Password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7.931cm" svg:y1="25.541cm" svg:x2="10.971cm" svg:y2="25.538cm" draw:start-shape="id3" draw:start-glue-point="7" draw:end-shape="id22" draw:end-glue-point="3" svg:d="m7931 25541h1521v-3h1519" svg:viewBox="0 0 3041 4">
          <text:p/>
        </draw:connector>
        <draw:frame draw:style-name="gr7" draw:text-style-name="P6" draw:layer="layout" svg:width="1.778cm" svg:height="1.039cm" svg:x="5.518cm" svg:y="24.526cm">
          <draw:text-box>
            <text:p text:style-name="P6"><text:span text:style-name="T4">Invalid</text:span><text:span text:style-name="T4"><text:line-break/></text:span><text:span text:style-name="T4">Code</text:span></text:p>
          </draw:text-box>
        </draw:frame>
        <draw:frame draw:style-name="gr7" draw:text-style-name="P6" draw:layer="layout" svg:width="2.921cm" svg:height="1.433cm" svg:x="7.931cm" svg:y="25.484cm">
          <draw:text-box>
            <text:p text:style-name="P6"><text:span text:style-name="T4">Password Request Verified</text:span></text:p>
          </draw:text-box>
        </draw:frame>
        <draw:custom-shape draw:style-name="gr16" draw:text-style-name="P4" xml:id="id23" draw:id="id23" draw:layer="layout" svg:width="3.556cm" svg:height="1.27cm" svg:x="15.659cm" svg:y="23.252cm">
          <text:p text:style-name="P1"><text:span text:style-name="T2">User Profile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0.177cm" svg:x1="14.527cm" svg:y1="25.538cm" svg:x2="15.659cm" svg:y2="23.887cm" draw:start-shape="id22" draw:start-glue-point="1" draw:end-shape="id23" draw:end-glue-point="3" svg:d="m14527 25538h389v-1651h743" svg:viewBox="0 0 1133 1652">
          <text:p/>
        </draw:connector>
        <draw:connector draw:style-name="gr14" draw:text-style-name="P1" draw:layer="layout" svg:x1="17.437cm" svg:y1="21.855cm" svg:x2="17.437cm" svg:y2="23.252cm" draw:start-shape="id17" draw:start-glue-point="6" draw:end-shape="id23" draw:end-glue-point="0" svg:d="m17437 21855v1397" svg:viewBox="0 0 1 1398">
          <text:p/>
        </draw:connector>
        <draw:frame draw:style-name="gr7" draw:text-style-name="P6" draw:layer="layout" svg:width="2.413cm" svg:height="1.039cm" svg:x="17.437cm" svg:y="21.705cm">
          <draw:text-box>
            <text:p text:style-name="P6"><text:span text:style-name="T4">Good Credentials</text:span></text:p>
          </draw:text-box>
        </draw:frame>
        <draw:connector draw:style-name="gr14" draw:text-style-name="P1" draw:layer="layout" svg:x1="17.437cm" svg:y1="24.522cm" svg:x2="17.428cm" svg:y2="25.657cm" draw:start-shape="id23" draw:start-glue-point="2" draw:end-shape="id24" draw:end-glue-point="4" svg:d="m17437 24522v567h-9v568" svg:viewBox="0 0 10 1136">
          <text:p/>
        </draw:connector>
        <draw:frame draw:style-name="gr7" draw:text-style-name="P6" draw:layer="layout" svg:width="4.064cm" svg:height="1.433cm" svg:x="13.265cm" svg:y="19.823cm">
          <draw:text-box>
            <text:p text:style-name="P6"><text:span text:style-name="T4">User asked for new password and entered valid credentials</text:span></text:p>
          </draw:text-box>
        </draw:frame>
        <draw:connector draw:style-name="gr14" draw:text-style-name="P1" draw:layer="layout" svg:x1="17.056cm" svg:y1="21.284cm" svg:x2="12.749cm" svg:y2="24.903cm" draw:start-shape="id17" draw:start-glue-point="5" draw:end-shape="id22" draw:end-glue-point="0" svg:d="m17056 21284h-4307v3619" svg:viewBox="0 0 4308 3620">
          <text:p/>
        </draw:connector>
        <draw:frame draw:style-name="gr7" draw:text-style-name="P6" draw:layer="layout" svg:width="1.778cm" svg:height="1.039cm" svg:x="1.327cm" svg:y="21.197cm">
          <draw:text-box>
            <text:p text:style-name="P6"><text:span text:style-name="T4">Follow Link</text:span></text:p>
          </draw:text-box>
        </draw:frame>
        <draw:custom-shape draw:style-name="gr16" draw:text-style-name="P4" draw:layer="layout" svg:width="0.381cm" svg:height="0.381cm" svg:x="2.016cm" svg:y="2.978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778cm" svg:height="0.607cm" svg:x="2.251cm" svg:y="2.855cm">
          <draw:text-box>
            <text:p text:style-name="P7"><text:span text:style-name="T5">Output</text:span></text:p>
          </draw:text-box>
        </draw:frame>
        <draw:custom-shape draw:style-name="gr10" draw:text-style-name="P4" draw:layer="layout" svg:width="0.381cm" svg:height="0.381cm" svg:x="2.017cm" svg:y="3.47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778cm" svg:height="0.607cm" svg:x="2.252cm" svg:y="3.356cm">
          <draw:text-box>
            <text:p text:style-name="P7"><text:span text:style-name="T5">Link</text:span></text:p>
          </draw:text-box>
        </draw:frame>
        <draw:custom-shape draw:style-name="gr9" draw:text-style-name="P4" draw:layer="layout" svg:width="0.381cm" svg:height="0.381cm" svg:x="2.018cm" svg:y="3.98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3.319cm" svg:height="0.607cm" svg:x="2.253cm" svg:y="3.857cm">
          <draw:text-box>
            <text:p text:style-name="P7"><text:span text:style-name="T5">Processing / Emails</text:span></text:p>
          </draw:text-box>
        </draw:frame>
        <draw:custom-shape draw:style-name="gr6" draw:text-style-name="P4" draw:layer="layout" svg:width="0.381cm" svg:height="0.381cm" svg:x="2.017cm" svg:y="2.47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778cm" svg:height="0.607cm" svg:x="2.252cm" svg:y="2.356cm">
          <draw:text-box>
            <text:p text:style-name="P7"><text:span text:style-name="T5">Forms</text:span></text:p>
          </draw:text-box>
        </draw:frame>
        <draw:frame draw:style-name="gr18" draw:text-style-name="P9" draw:layer="layout" svg:width="8.465cm" svg:height="1.124cm" svg:x="12.125cm" svg:y="1cm">
          <draw:text-box>
            <text:p text:style-name="P8"><text:span text:style-name="T6">User Registration / Login Process</text:span><text:span text:style-name="T6"><text:line-break/></text:span><text:span text:style-name="T7">http://snapwebsites.org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3-12-07T11:22:19</meta:creation-date>
    <dc:date>2013-12-07T13:07:15</dc:date>
    <dc:creator>Alexis Wilke</dc:creator>
    <meta:editing-duration>PT1H29M31S</meta:editing-duration>
    <meta:editing-cycles>9</meta:editing-cycles>
    <meta:generator>LibreOffice/4.0.2.2$Linux_X86_64 LibreOffice_project/400m0$Build-2</meta:generator>
    <meta:document-statistic meta:object-count="97"/>
  </office:meta>
</office:document-meta>
</file>